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cording started at 2:04</text:p>
      <text:p text:style-name="Standard"/>
      <text:p text:style-name="Standard">Return of isolationism in the 1920s</text:p>
      <text:p text:style-name="Standard"/>
      <text:p text:style-name="Standard">Wilson had a Manichaean personality, he saw morality as pure good or evil, no in-between.</text:p>
      <text:p text:style-name="Standard">Wilson was inflexible.</text:p>
      <text:p text:style-name="Standard">America had bad foreign policies primarily because of Wilson's inflexibility.</text:p>
      <text:p text:style-name="Standard">Wilson is convinced that he is always morally right.</text:p>
      <text:p text:style-name="Standard">Europeans didn't believe Americans had the right to dictate peace because they didn't contribute on the battlefield. Wilson believed Americans do have the right to dictate peace.</text:p>
      <text:p text:style-name="Standard">Europe was involved in war longer.</text:p>
      <text:p text:style-name="Standard">Mobilization of manpower was a lot more extensive and depleting than it was in the US.</text:p>
      <text:p text:style-name="Standard">In Europe, most adult males were contributing to the war effort.</text:p>
      <text:p text:style-name="Standard">In 1918, Wilson laid out his provision for the world. Known as 14 points.</text:p>
      <text:p text:style-name="Standard">Most of them deal with territorial settlements.</text:p>
      <text:p text:style-name="Standard">Takes along a reasonably sized democracy.</text:p>
      <text:p text:style-name="Standard">14 points deal with territorial settlements.</text:p>
      <text:p text:style-name="Standard">A lot of the 14 points were about settling land disputes</text:p>
      <text:p text:style-name="Standard">Way peace treaty unfolds.</text:p>
      <text:p text:style-name="Standard">Italy didn't get land they were promised</text:p>
      <text:p text:style-name="Standard">Japan didn't get the treaty for racial equality.</text:p>
      <text:p text:style-name="Standard">Germany was essentially forced to sign the treaty.</text:p>
      <text:p text:style-name="Standard">Stripped Germany of 10% of land, population. Makes them admit guilt and pay reparations.</text:p>
      <text:p text:style-name="Standard">Reparation price decided in 1921 at around 91 billion dollars.</text:p>
      <text:p text:style-name="Standard">League of Nations is most effective precursor to the United Nations.</text:p>
      <text:p text:style-name="Standard">Wilson proposed the League of Nations in 1918.</text:p>
      <text:p text:style-name="Standard">Idea was LoN to settle international disputes.</text:p>
      <text:p text:style-name="Standard">Wilson wants 14 points, but LoN above all others. Wilson is willing to give up leverage to make the League of Nations a thing.</text:p>
      <text:p text:style-name="Standard">Germans believed these provisions were the starting point for the peace and post-war visions.</text:p>
      <text:p text:style-name="Standard">Problem was it wasn't Europe's vision.</text:p>
      <text:p text:style-name="Standard">Europe wanted peace with victory.</text:p>
      <text:p text:style-name="Standard">America wanted peace without victory, a draw.</text:p>
      <text:p text:style-name="Standard">Germans accept terms believing they were the beginning negotiating points.</text:p>
      <text:p text:style-name="Standard">Britain and France wanted peace with victory. Wanted Germany to pay.</text:p>
      <text:p text:style-name="Standard">Wilson spoke for these provisions a year before.</text:p>
      <text:p text:style-name="Standard">Wilson becomes the first US president to leave the western hemisphere while in office.</text:p>
      <text:p text:style-name="Standard">Wilson didn't travel with people he would listen to.</text:p>
      <text:p text:style-name="Standard">Henry Cabot Lodge.</text:p>
      <text:p text:style-name="Standard">Hated Woodrow Wilson.</text:p>
      <text:p text:style-name="Standard">Because of political midterm election, 1918, decisive midterm election.</text:p>
      <text:p text:style-name="Standard">President Wilson is not up for elections.</text:p>
      <text:p text:style-name="Standard">In 1918 Wilson campaigned for Democrats nationwide.</text:p>
      <text:p text:style-name="Standard">Because he wanted international community to understand the American people have given full endorsement for the democratic vision of peace.</text:p>
      <text:p text:style-name="Standard">More democrats elected, more powerful message sent.</text:p>
      <text:p text:style-name="Standard">1918 midterm election saw democrats lose, 30 seats in house, 40 seats in senate, giving control to <text:soft-page-break/>Republicans.</text:p>
      <text:p text:style-name="Standard">Lost control of congress.</text:p>
      <text:p text:style-name="Standard">Republicans had control of the senate.</text:p>
      <text:p text:style-name="Standard">Henry Cabot Lodge was chairman of the Senate of Foreign Relations Committee.</text:p>
      <text:p text:style-name="Standard">Lodge was Massachusetts politician.</text:p>
      <text:p text:style-name="Standard"/>
      <text:p text:style-name="Standard">Versailles treaty wasn't signed until June.</text:p>
      <text:p text:style-name="Standard">Public debate in Boston with Lodge and Wilson.</text:p>
      <text:p text:style-name="Standard">Lodge spoke against ratification, Wilson speaking for it.</text:p>
      <text:p text:style-name="Standard">Elections showed the people didn't want the peace effort.</text:p>
      <text:p text:style-name="Standard">Lodge becomes the focal point of political opposition to Wilson's plan.</text:p>
      <text:p text:style-name="Standard">When Wilson presents it to the senate, 37 senators were opposed to it, 41 favored it, 18 persuadable votes.</text:p>
      <text:p text:style-name="Standard">Wilson was unwilling to compromise for votes for ratification.</text:p>
      <text:p text:style-name="Standard">This meant it was defeated.</text:p>
      <text:p text:style-name="Standard">Wilson started to take his case directly to the American people.</text:p>
      <text:p text:style-name="Standard">Late September 1919 Colorado, Wilson fell ill. Had a stroke. 2 weeks was on the verge of death. 6 weeks was inaccessible;</text:p>
      <text:p text:style-name="Standard">Wilson refused to designate anyone lead the treaty for him.</text:p>
      <text:p text:style-name="Standard">Demanded treaty was passed without changes, didn't go through.</text:p>
      <text:p text:style-name="Standard">Treaty of Versailles was never passed. Rejected every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3/05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3-05T14:02:02.48</meta:creation-date>
    <dc:date>2018-05-10T14:39:46.15</dc:date>
    <dc:creator>Timothy Cayer</dc:creator>
    <meta:editing-duration>PT2H31M59S</meta:editing-duration>
    <meta:editing-cycles>27</meta:editing-cycles>
    <meta:generator>OpenOffice/4.1.3$Win32 OpenOffice.org_project/413m1$Build-9783</meta:generator>
    <meta:document-statistic meta:table-count="0" meta:image-count="0" meta:object-count="0" meta:page-count="2" meta:paragraph-count="60" meta:word-count="573" meta:character-count="3579"/>
  </office:meta>
</office:document-meta>
</file>